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c759ee2bb0" style:family="table" style:master-page-name="ta-mp-0x7fc759ee2bb0">
      <style:table-properties table:display="true" style:writing-mode="lr-tb"/>
    </style:style>
    <style:style style:name="ta-0x7fc759ee2da0" style:family="table" style:master-page-name="ta-mp-0x7fc759ee2da0">
      <style:table-properties table:display="true" style:writing-mode="lr-tb"/>
    </style:style>
    <style:style style:name="ta-0x7fc75b51e040" style:family="table" style:master-page-name="ta-mp-0x7fc75b51e04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c759efdee0" style:family="table-cell" style:data-style-name="General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e008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d3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d4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d5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9.00pt" style:use-optimal-column-width="true"/>
    </style:style>
    <style:style style:name="ACOL-2" style:family="table-column">
      <style:table-column-properties style:column-width="46.50pt" style:use-optimal-column-width="true"/>
    </style:style>
    <style:style style:name="ACOL-3" style:family="table-column">
      <style:table-column-properties style:column-width="157.50pt" style:use-optimal-column-width="true"/>
    </style:style>
    <style:style style:name="ACOL-4" style:family="table-column">
      <style:table-column-properties style:column-width="126.75pt" style:use-optimal-column-width="true"/>
    </style:style>
    <style:style style:name="ACOL-5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1" table:style-name="ta-0x7fc759ee2bb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0" table:number-columns-repeated="252"/>
        <table:table-row table:style-name="AROW-1">
          <table:table-cell table:style-name="ACE-0x7fc759efdee0" office:value-type="string">
            <text:p>nom</text:p>
          </table:table-cell>
          <table:table-cell table:style-name="ACE-0x7fc759efdee0" office:value-type="string">
            <text:p>prenom</text:p>
          </table:table-cell>
          <table:table-cell table:style-name="ACE-0x7fc759efdee0" office:value-type="string">
            <text:p>titre</text:p>
          </table:table-cell>
          <table:table-cell table:style-name="ACE-0x7fc759efdee0" office:value-type="string">
            <text:p>nom (de personnages)</text:p>
          </table:table-cell>
          <table:table-cell table:number-columns-repeated="252" table:style-name="Gnumeric-default"/>
        </table:table-row>
        <table:table-row table:style-name="AROW-1">
          <table:table-cell table:style-name="ACE-0x7fc759efe008" office:value-type="string">
            <text:p>Eastwood</text:p>
          </table:table-cell>
          <table:table-cell table:style-name="ACE-0x7fc759efe008" office:value-type="string">
            <text:p>Clint</text:p>
          </table:table-cell>
          <table:table-cell table:style-name="ACE-0x7fc759efe008" office:value-type="string">
            <text:p>The good, the Bad and the Ugly</text:p>
          </table:table-cell>
          <table:table-cell table:style-name="ACE-0x7fc759efe008" office:value-type="string">
            <text:p>Blondie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Eastwood</text:p>
          </table:table-cell>
          <table:table-cell table:style-name="Gnumeric-default" office:value-type="string">
            <text:p>Clint</text:p>
          </table:table-cell>
          <table:table-cell table:style-name="Gnumeric-default" office:value-type="string">
            <text:p>Gran Torino</text:p>
          </table:table-cell>
          <table:table-cell table:style-name="Gnumeric-default" office:value-type="string">
            <text:p>Walt Kowalski</text:p>
          </table:table-cell>
          <table:table-cell table:number-columns-repeated="252" table:style-name="Gnumeric-default"/>
        </table:table-row>
        <table:table-row table:style-name="AROW-1">
          <table:table-cell table:style-name="ACE-0x7fc759efe008" office:value-type="string">
            <text:p>Cumberbatch</text:p>
          </table:table-cell>
          <table:table-cell table:style-name="ACE-0x7fc759efe008" office:value-type="string">
            <text:p>Benedict</text:p>
          </table:table-cell>
          <table:table-cell table:style-name="ACE-0x7fc759efe008" office:value-type="string">
            <text:p>Study in Pink</text:p>
          </table:table-cell>
          <table:table-cell table:style-name="ACE-0x7fc759efe008" office:value-type="string">
            <text:p>Sherlock Holmes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Freeman</text:p>
          </table:table-cell>
          <table:table-cell table:style-name="Gnumeric-default" office:value-type="string">
            <text:p>Martin</text:p>
          </table:table-cell>
          <table:table-cell table:style-name="Gnumeric-default" office:value-type="string">
            <text:p>Study in Pink</text:p>
          </table:table-cell>
          <table:table-cell table:style-name="Gnumeric-default" office:value-type="string">
            <text:p>Dr John Watson</text:p>
          </table:table-cell>
          <table:table-cell table:number-columns-repeated="252" table:style-name="Gnumeric-default"/>
        </table:table-row>
        <table:table-row table:style-name="AROW-1">
          <table:table-cell table:style-name="ACE-0x7fc759efe008" office:value-type="string">
            <text:p>Sellers</text:p>
          </table:table-cell>
          <table:table-cell table:style-name="ACE-0x7fc759efe008" office:value-type="string">
            <text:p>Peter</text:p>
          </table:table-cell>
          <table:table-cell table:style-name="ACE-0x7fc759efe008" office:value-type="string">
            <text:p>Dr Strangelove</text:p>
          </table:table-cell>
          <table:table-cell table:style-name="ACE-0x7fc759efe008" office:value-type="string">
            <text:p>Dr Strangelove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Sellers</text:p>
          </table:table-cell>
          <table:table-cell table:style-name="Gnumeric-default" office:value-type="string">
            <text:p>Peter</text:p>
          </table:table-cell>
          <table:table-cell table:style-name="Gnumeric-default" office:value-type="string">
            <text:p>Dr Strangelove</text:p>
          </table:table-cell>
          <table:table-cell table:style-name="Gnumeric-default" office:value-type="string">
            <text:p>Gp Capt Lionel Mandrake</text:p>
          </table:table-cell>
          <table:table-cell table:number-columns-repeated="252" table:style-name="Gnumeric-default"/>
        </table:table-row>
        <table:table-row table:style-name="AROW-1">
          <table:table-cell table:style-name="ACE-0x7fc759efe008" office:value-type="string">
            <text:p>Sellers</text:p>
          </table:table-cell>
          <table:table-cell table:style-name="ACE-0x7fc759efe008" office:value-type="string">
            <text:p>Peter</text:p>
          </table:table-cell>
          <table:table-cell table:style-name="ACE-0x7fc759efe008" office:value-type="string">
            <text:p>Dr Strangelove</text:p>
          </table:table-cell>
          <table:table-cell table:style-name="ACE-0x7fc759efe008" office:value-type="string">
            <text:p>President Merkin Muffley</text:p>
          </table:table-cell>
          <table:table-cell table:number-columns-repeated="252" table:style-name="Gnumeric-default"/>
        </table:table-row>
        <table:table-row table:style-name="AROW-1">
          <table:table-cell table:number-columns-repeated="256"/>
        </table:table-row>
        <table:table-row table:style-name="AROW-0" table:number-rows-repeated="65527">
          <table:table-cell table:number-columns-repeated="256"/>
        </table:table-row>
        <table:named-expressions>
          <table:named-expression table:name="Print_Area" table:expression="of:=#REF!" table:base-cell-address="$'Feuille1'.$A$1"/>
          <table:named-expression table:name="Sheet_Title" table:expression="of:=&quot;Feuille1&quot;" table:base-cell-address="$'Feuille1'.$A$1"/>
        </table:named-expressions>
        <gnm:selections gnm:cursor-col="3" gnm:cursor-row="12">
          <gnm:selection gnm:start-col="3" gnm:start-row="12" gnm:end-col="3" gnm:end-row="12"/>
        </gnm:selections>
      </table:table>
      <table:table table:name="Feuille2" table:style-name="ta-0x7fc759ee2da0" table:print="true">
        <office:forms form:automatic-focus="false" form:apply-design-mode="false">
          <form:form/>
        </office:forms>
        <table:table-column table:default-cell-style-name="ACE-0x7fc759efd478" table:style-name="ACOL-0"/>
        <table:table-column table:default-cell-style-name="ACE-0x7fc759efd478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2'.$A$1"/>
          <table:named-expression table:name="Sheet_Title" table:expression="of:=&quot;Feuille2&quot;" table:base-cell-address="$'Feuille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Feuille3" table:style-name="ta-0x7fc75b51e040" table:print="true">
        <office:forms form:automatic-focus="false" form:apply-design-mode="false">
          <form:form/>
        </office:forms>
        <table:table-column table:default-cell-style-name="ACE-0x7fc759efd5a0" table:style-name="ACOL-0"/>
        <table:table-column table:default-cell-style-name="ACE-0x7fc759efd5a0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3'.$A$1"/>
          <table:named-expression table:name="Sheet_Title" table:expression="of:=&quot;Feuille3&quot;" table:base-cell-address="$'Feuille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c75a07a2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c75a9e9e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c75aa2c8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c759ee2bb0" style:display-name="Feuille1" style:page-layout-name="pl-0x7fc75a07a2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759ee2da0" style:display-name="Feuille2" style:page-layout-name="pl-0x7fc75a9e9e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75b51e040" style:display-name="Feuille3" style:page-layout-name="pl-0x7fc75aa2c8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23T14:28:04Z</dc:date>
    <meta:creation-date>2016-03-23T14:15:42Z</meta:creation-date>
    <meta:generator>gnumeric/1.12.9</meta:generator>
  </office:meta>
</office:document-meta>
</file>